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dding a comprehensive fee management section in your SMS can significantly streamline financial operations. Here’s a breakdown of how to approach designing and building a high-end, professional-grade Fee component:</text:p>
      <text:h text:style-name="Heading_20_3" text:outline-level="3">1. <text:span text:style-name="Strong_20_Emphasis">Define Core Features for Fee Management</text:span></text:h>
      <text:p text:style-name="Text_20_body">A high-end fee management module typically includes the following capabilities:</text:p>
      <text:list xml:id="list4249410910" text:style-name="L1">
        <text:list-item>
          <text:p text:style-name="P2"><text:span text:style-name="Strong_20_Emphasis">Fee Structure Setup</text:span>: Admins can set up different fee structures based on class, grade, department, and other criteria (e.g., sports, transportation).</text:p>
        </text:list-item>
        <text:list-item>
          <text:p text:style-name="P2"><text:span text:style-name="Strong_20_Emphasis">Automated Fee Calculation</text:span>: Based on predefined criteria, the system should auto-calculate fees.</text:p>
        </text:list-item>
        <text:list-item>
          <text:p text:style-name="P2"><text:span text:style-name="Strong_20_Emphasis">Payment Collection &amp; Processing</text:span>: Options for collecting payments (e.g., online payments, bank transfers, offline/cash payments).</text:p>
        </text:list-item>
        <text:list-item>
          <text:p text:style-name="P2"><text:span text:style-name="Strong_20_Emphasis">Billing &amp; Invoicing</text:span>: Generate and send invoices for each student or group. Include invoice history and downloadable receipts.</text:p>
        </text:list-item>
        <text:list-item>
          <text:p text:style-name="P2"><text:span text:style-name="Strong_20_Emphasis">Discounts &amp; Scholarships</text:span>: Apply discounts, scholarships, or concessions on a student or group basis.</text:p>
        </text:list-item>
        <text:list-item>
          <text:p text:style-name="P2"><text:span text:style-name="Strong_20_Emphasis">Payment Tracking &amp; Reminders</text:span>: View payment statuses, track due dates, send automated reminders for outstanding payments.</text:p>
        </text:list-item>
        <text:list-item>
          <text:p text:style-name="P2"><text:span text:style-name="Strong_20_Emphasis">Report Generation</text:span>: Generate reports for collections, dues, paid fees, and overall financial analytics.</text:p>
        </text:list-item>
        <text:list-item>
          <text:p text:style-name="P1"><text:span text:style-name="Strong_20_Emphasis">Role-Based Access</text:span>: Define access based on roles, e.g., only SuperAdmin and Admin roles can view or modify fee settings, while teachers can see payment status but not modify it.</text:p>
        </text:list-item>
      </text:list>
      <text:h text:style-name="Heading_20_3" text:outline-level="3">2. <text:span text:style-name="Strong_20_Emphasis">Database Model Design</text:span></text:h>
      <text:p text:style-name="Text_20_body">Design models for handling fee-related data, which might include:</text:p>
      <text:list xml:id="list4061203714" text:style-name="L2">
        <text:list-item>
          <text:p text:style-name="P4"><text:span text:style-name="Strong_20_Emphasis">Fee Structure Model</text:span>:</text:p>
          <text:list>
            <text:list-item>
              <text:p text:style-name="P4">Fields: <text:span text:style-name="Source_20_Text">feeId</text:span>, <text:span text:style-name="Source_20_Text">grade</text:span>, <text:span text:style-name="Source_20_Text">class</text:span>, <text:span text:style-name="Source_20_Text">department</text:span>, <text:span text:style-name="Source_20_Text">tuitionFee</text:span>, <text:span text:style-name="Source_20_Text">labFee</text:span>, <text:span text:style-name="Source_20_Text">transportFee</text:span>, <text:span text:style-name="Source_20_Text">miscellaneousFee</text:span>, <text:span text:style-name="Source_20_Text">createdAt</text:span>, <text:span text:style-name="Source_20_Text">updatedAt</text:span></text:p>
            </text:list-item>
          </text:list>
        </text:list-item>
        <text:list-item>
          <text:p text:style-name="P4"><text:span text:style-name="Strong_20_Emphasis">Invoice Model</text:span>:</text:p>
          <text:list>
            <text:list-item>
              <text:p text:style-name="P4">Fields: <text:span text:style-name="Source_20_Text">invoiceId</text:span>, <text:span text:style-name="Source_20_Text">studentId</text:span>, <text:span text:style-name="Source_20_Text">classId</text:span>, <text:span text:style-name="Source_20_Text">feeId</text:span>, <text:span text:style-name="Source_20_Text">amount</text:span>, <text:span text:style-name="Source_20_Text">dueDate</text:span>, <text:span text:style-name="Source_20_Text">status</text:span> (e.g., Paid, Due, Overdue), <text:span text:style-name="Source_20_Text">paymentDate</text:span>, <text:span text:style-name="Source_20_Text">paymentMethod</text:span></text:p>
            </text:list-item>
          </text:list>
        </text:list-item>
        <text:list-item>
          <text:p text:style-name="P4"><text:span text:style-name="Strong_20_Emphasis">Payment Model</text:span>:</text:p>
          <text:list>
            <text:list-item>
              <text:p text:style-name="P4">Fields: <text:span text:style-name="Source_20_Text">paymentId</text:span>, <text:span text:style-name="Source_20_Text">invoiceId</text:span>, <text:span text:style-name="Source_20_Text">amountPaid</text:span>, <text:span text:style-name="Source_20_Text">paymentDate</text:span>, <text:span text:style-name="Source_20_Text">paymentMethod</text:span>, <text:span text:style-name="Source_20_Text">transactionId</text:span></text:p>
            </text:list-item>
          </text:list>
        </text:list-item>
        <text:list-item>
          <text:p text:style-name="P4"><text:span text:style-name="Strong_20_Emphasis">Discount Model</text:span>:</text:p>
          <text:list>
            <text:list-item>
              <text:p text:style-name="P3">Fields: <text:span text:style-name="Source_20_Text">discountId</text:span>, <text:span text:style-name="Source_20_Text">type</text:span> (e.g., scholarship, concession), <text:span text:style-name="Source_20_Text">amount</text:span>, <text:span text:style-name="Source_20_Text">applicableTo</text:span> (e.g., class, department), <text:span text:style-name="Source_20_Text">description</text:span></text:p>
            </text:list-item>
          </text:list>
        </text:list-item>
      </text:list>
      <text:h text:style-name="Heading_20_3" text:outline-level="3">3. <text:span text:style-name="Strong_20_Emphasis">Build a Fee Dashboard Component</text:span></text:h>
      <text:list xml:id="list2169848396" text:style-name="L3">
        <text:list-item>
          <text:p text:style-name="P6"><text:span text:style-name="Strong_20_Emphasis">Fee Overview</text:span>: Display a summary of total fees, collected fees, outstanding dues, and any overdue invoices.</text:p>
        </text:list-item>
        <text:list-item>
          <text:p text:style-name="P6"><text:span text:style-name="Strong_20_Emphasis">Recent Transactions</text:span>: Show recent payment transactions, including student names, amounts paid, dates, and payment methods.</text:p>
        </text:list-item>
        <text:list-item>
          <text:p text:style-name="P5"><text:soft-page-break/><text:span text:style-name="Strong_20_Emphasis">Quick Actions</text:span>: Add buttons for "Generate Invoice," "Send Reminder," and "Export Report."</text:p>
        </text:list-item>
      </text:list>
      <text:h text:style-name="Heading_20_3" text:outline-level="3">4. <text:span text:style-name="Strong_20_Emphasis">Fee Structure Configuration</text:span></text:h>
      <text:list xml:id="list1075661027" text:style-name="L4">
        <text:list-item>
          <text:p text:style-name="P8">Allow SuperAdmin and Admin to set up and customize fee structures.</text:p>
        </text:list-item>
        <text:list-item>
          <text:p text:style-name="P8">Use forms (React Hook Form + Ant Design) for configuring fields like <text:span text:style-name="Source_20_Text">grade</text:span>, <text:span text:style-name="Source_20_Text">class</text:span>, <text:span text:style-name="Source_20_Text">tuitionFee</text:span>, <text:span text:style-name="Source_20_Text">transportFee</text:span>, etc.</text:p>
        </text:list-item>
        <text:list-item>
          <text:p text:style-name="P7">Use conditional rendering to show relevant options based on the chosen <text:span text:style-name="Source_20_Text">fee type</text:span> (e.g., add transportation options if the student has opted for bus service).</text:p>
        </text:list-item>
      </text:list>
      <text:h text:style-name="Heading_20_3" text:outline-level="3">5. <text:span text:style-name="Strong_20_Emphasis">Invoice Generation</text:span></text:h>
      <text:list xml:id="list1726835727" text:style-name="L5">
        <text:list-item>
          <text:p text:style-name="P10"><text:span text:style-name="Strong_20_Emphasis">Create Invoice Component</text:span>: Generate invoices with calculated fees based on the student’s enrolled class, selected services, and any applicable discounts.</text:p>
        </text:list-item>
        <text:list-item>
          <text:p text:style-name="P9"><text:span text:style-name="Strong_20_Emphasis">Send &amp; Download Options</text:span>: After generating an invoice, allow users to send the invoice directly via email and offer a download option as a PDF.</text:p>
        </text:list-item>
      </text:list>
      <text:h text:style-name="Heading_20_3" text:outline-level="3">6. <text:span text:style-name="Strong_20_Emphasis">Payment Collection and Tracking</text:span></text:h>
      <text:list xml:id="list2772312378" text:style-name="L6">
        <text:list-item>
          <text:p text:style-name="P12"><text:span text:style-name="Strong_20_Emphasis">Add Payment Option</text:span>: Integrate with a payment gateway (Stripe, Razorpay, PayPal) for online payment collection.</text:p>
        </text:list-item>
        <text:list-item>
          <text:p text:style-name="P12"><text:span text:style-name="Strong_20_Emphasis">Payment Status and History</text:span>: Track each invoice’s payment status (paid, pending, overdue). Display payment history with downloadable receipts.</text:p>
        </text:list-item>
        <text:list-item>
          <text:p text:style-name="P11"><text:span text:style-name="Strong_20_Emphasis">Offline Payment Entry</text:span>: Allow admin to manually mark offline payments as “paid” with transaction details.</text:p>
        </text:list-item>
      </text:list>
      <text:h text:style-name="Heading_20_3" text:outline-level="3">7. <text:span text:style-name="Strong_20_Emphasis">Automated Reminders and Alerts</text:span></text:h>
      <text:list xml:id="list64185863" text:style-name="L7">
        <text:list-item>
          <text:p text:style-name="P14">Set up automated reminders for overdue payments. You could use cron jobs or scheduled tasks to send reminders.</text:p>
        </text:list-item>
        <text:list-item>
          <text:p text:style-name="P13">Display notifications on the dashboard for admins to review and manage.</text:p>
        </text:list-item>
      </text:list>
      <text:h text:style-name="Heading_20_3" text:outline-level="3">8. <text:span text:style-name="Strong_20_Emphasis">Fee Reporting &amp; Analytics</text:span></text:h>
      <text:list xml:id="list4291951135" text:style-name="L8">
        <text:list-item>
          <text:p text:style-name="P16"><text:span text:style-name="Strong_20_Emphasis">Revenue Reports</text:span>: Visualize total revenue, collected fees, outstanding fees, and payment collection by grade or class.</text:p>
        </text:list-item>
        <text:list-item>
          <text:p text:style-name="P16"><text:span text:style-name="Strong_20_Emphasis">Discount &amp; Concession Report</text:span>: View discounts or concessions applied for analysis.</text:p>
        </text:list-item>
        <text:list-item>
          <text:p text:style-name="P15"><text:span text:style-name="Strong_20_Emphasis">Exportable Data</text:span>: Enable report exporting options (CSV, PDF) for offline use.</text:p>
        </text:list-item>
      </text:list>
      <text:h text:style-name="Heading_20_3" text:outline-level="3">9. <text:span text:style-name="Strong_20_Emphasis">Role-Based Access &amp; Permissions</text:span></text:h>
      <text:list xml:id="list3117975912" text:style-name="L9">
        <text:list-item>
          <text:p text:style-name="P18">Ensure that <text:span text:style-name="Strong_20_Emphasis">SuperAdmin</text:span> can access all fee functionalities.</text:p>
        </text:list-item>
        <text:list-item>
          <text:p text:style-name="P18"><text:span text:style-name="Strong_20_Emphasis">Admins</text:span> should be able to view, generate, and modify fee records.</text:p>
        </text:list-item>
        <text:list-item>
          <text:p text:style-name="P18"><text:span text:style-name="Strong_20_Emphasis">Teachers</text:span> might only see fee statuses of their assigned students without modification access.</text:p>
        </text:list-item>
        <text:list-item>
          <text:p text:style-name="P17"><text:span text:style-name="Strong_20_Emphasis">Students</text:span> should see their fee dues, payment history, and downloadable invoic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04:04:18.484870846</meta:creation-date>
    <dc:date>2024-11-04T04:04:40.069269879</dc:date>
    <meta:editing-duration>PT22S</meta:editing-duration>
    <meta:editing-cycles>1</meta:editing-cycles>
    <meta:document-statistic meta:table-count="0" meta:image-count="0" meta:object-count="0" meta:page-count="2" meta:paragraph-count="48" meta:word-count="618" meta:character-count="4217" meta:non-whitespace-character-count="3683"/>
    <meta:generator>LibreOffice/7.3.7.2$Linux_X86_64 LibreOffice_project/30$Build-2</meta:generator>
  </office:meta>
</office:document-meta>
</file>